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ejaVu Sans" svg:font-family="'DejaVu Sans'" style:font-family-generic="modern" style:font-pitch="fixed"/>
    <style:font-face style:name="DejaVu Sans Mono" svg:font-family="'DejaVu Sans Mono'" style:font-family-generic="modern" style:font-pitch="fixed"/>
    <style:font-face style:name="Garamond" svg:font-family="Garamond"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inherit" svg:font-family="inherit"/>
    <style:font-face style:name="open sans" svg:font-family="'open sans', sans-serif"/>
    <style:font-face style:name="sans-serif" svg:font-family="sans-serif"/>
  </office:font-face-decls>
  <office:automatic-styles>
    <style:style style:name="Functiondef" style:family="table">
      <style:table-properties style:width="6.9271in" fo:margin-left="0in" table:align="left" style:writing-mode="lr-tb"/>
    </style:style>
    <style:style style:name="Functiondef.A" style:family="table-column">
      <style:table-column-properties style:column-width="0.1875in"/>
    </style:style>
    <style:style style:name="Functiondef.B" style:family="table-column">
      <style:table-column-properties style:column-width="6.7396in"/>
    </style:style>
    <style:style style:name="Functiondef.A1" style:family="table-cell">
      <style:table-cell-properties style:writing-mode="page"/>
    </style:style>
    <style:style style:name="Table1" style:family="table">
      <style:table-properties style:width="6.9271in" fo:margin-left="0in" table:align="left" style:writing-mode="lr-tb"/>
    </style:style>
    <style:style style:name="Table1.A" style:family="table-column">
      <style:table-column-properties style:column-width="0.1875in"/>
    </style:style>
    <style:style style:name="Table1.B" style:family="table-column">
      <style:table-column-properties style:column-width="6.7396in"/>
    </style:style>
    <style:style style:name="Table1.A1" style:family="table-cell">
      <style:table-cell-properties style:writing-mode="page"/>
    </style:style>
    <style:style style:name="Table2" style:family="table">
      <style:table-properties style:width="6.9271in" fo:margin-left="0in" table:align="left" style:writing-mode="lr-tb"/>
    </style:style>
    <style:style style:name="Table2.A" style:family="table-column">
      <style:table-column-properties style:column-width="2.4375in"/>
    </style:style>
    <style:style style:name="Table2.B" style:family="table-column">
      <style:table-column-properties style:column-width="4.4896in"/>
    </style:style>
    <style:style style:name="Table2.A1" style:family="table-cell">
      <style:table-cell-properties fo:padding="0.0382in" fo:border="none"/>
    </style:style>
    <style:style style:name="P1" style:family="paragraph" style:parent-style-name="Heading_20_3">
      <style:text-properties fo:font-variant="normal" fo:text-transform="none" fo:color="#000000" loext:opacity="100%" style:font-name="sans-serif" fo:letter-spacing="normal" fo:font-style="normal" fo:font-weight="normal" officeooo:rsid="000d6173" officeooo:paragraph-rsid="000d6173"/>
    </style:style>
    <style:style style:name="P2" style:family="paragraph" style:parent-style-name="Heading_20_3">
      <style:text-properties officeooo:rsid="000d6173" officeooo:paragraph-rsid="000d6173"/>
    </style:style>
    <style:style style:name="P3" style:family="paragraph" style:parent-style-name="Standard">
      <style:text-properties officeooo:rsid="000b2133" officeooo:paragraph-rsid="000b2133"/>
    </style:style>
    <style:style style:name="P4" style:family="paragraph" style:parent-style-name="Standard" style:list-style-name="L2">
      <style:text-properties officeooo:rsid="000b2133" officeooo:paragraph-rsid="000b2133"/>
    </style:style>
    <style:style style:name="P5" style:family="paragraph" style:parent-style-name="Standard">
      <style:text-properties officeooo:rsid="000bd645" officeooo:paragraph-rsid="000bd645"/>
    </style:style>
    <style:style style:name="P6" style:family="paragraph" style:parent-style-name="Standard">
      <style:paragraph-properties fo:margin-left="0in" fo:margin-right="0in" fo:margin-top="0in" fo:margin-bottom="0in" style:contextual-spacing="false" fo:orphans="2" fo:widows="2" fo:text-indent="0in" style:auto-text-indent="false"/>
    </style:style>
    <style:style style:name="P7"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style>
    <style:style style:name="P8" style:family="paragraph" style:parent-style-name="Standard">
      <style:text-properties officeooo:rsid="000d6173" officeooo:paragraph-rsid="000f0c8f"/>
    </style:style>
    <style:style style:name="P9" style:family="paragraph" style:parent-style-name="Standard">
      <style:text-properties officeooo:paragraph-rsid="000f0c8f"/>
    </style:style>
    <style:style style:name="P10" style:family="paragraph" style:parent-style-name="Standard_20__28_user_29_">
      <style:text-properties officeooo:rsid="000bd645" officeooo:paragraph-rsid="000bd645"/>
    </style:style>
    <style:style style:name="P11" style:family="paragraph" style:parent-style-name="Standard_20__28_user_29_">
      <style:text-properties officeooo:rsid="000bd645" officeooo:paragraph-rsid="000c0358"/>
    </style:style>
    <style:style style:name="P12" style:family="paragraph" style:parent-style-name="Standard_20__28_user_29_">
      <style:text-properties officeooo:paragraph-rsid="000bd645"/>
    </style:style>
    <style:style style:name="P13" style:family="paragraph" style:parent-style-name="Standard_20__28_user_29_">
      <style:text-properties officeooo:rsid="000c0358" officeooo:paragraph-rsid="000c0358"/>
    </style:style>
    <style:style style:name="P14" style:family="paragraph" style:parent-style-name="Standard_20__28_user_29_">
      <style:text-properties officeooo:rsid="000c5aac" officeooo:paragraph-rsid="000c5aac"/>
    </style:style>
    <style:style style:name="P15" style:family="paragraph" style:parent-style-name="Standard_20__28_user_29_">
      <style:paragraph-properties fo:text-align="start" style:justify-single-word="false"/>
      <style:text-properties officeooo:rsid="000c5aac" officeooo:paragraph-rsid="000c5aac"/>
    </style:style>
    <style:style style:name="P16" style:family="paragraph" style:parent-style-name="Standard_20__28_user_29_" style:list-style-name="L3">
      <style:paragraph-properties fo:text-align="start" style:justify-single-word="false"/>
      <style:text-properties officeooo:rsid="000c5aac" officeooo:paragraph-rsid="000c5aac"/>
    </style:style>
    <style:style style:name="P17" style:family="paragraph" style:parent-style-name="Standard_20__28_user_29_">
      <style:text-properties officeooo:rsid="000d6173" officeooo:paragraph-rsid="000d6173"/>
    </style:style>
    <style:style style:name="P18" style:family="paragraph" style:parent-style-name="Standard_20__28_user_29_">
      <style:text-properties officeooo:rsid="000f0c8f" officeooo:paragraph-rsid="000f0c8f"/>
    </style:style>
    <style:style style:name="P19" style:family="paragraph" style:parent-style-name="Standard_20__28_user_29_">
      <style:text-properties officeooo:rsid="0012944a" officeooo:paragraph-rsid="0012944a"/>
    </style:style>
    <style:style style:name="P20" style:family="paragraph" style:parent-style-name="Table_20_Contents">
      <style:paragraph-properties fo:text-align="start" style:justify-single-word="false"/>
    </style:style>
    <style:style style:name="P21" style:family="paragraph" style:parent-style-name="Text_20_body">
      <style:paragraph-properties fo:margin-left="0in" fo:margin-right="0in" fo:line-height="100%" fo:orphans="2" fo:widows="2" fo:text-indent="0in" style:auto-text-indent="false"/>
    </style:style>
    <style:style style:name="P22" style:family="paragraph" style:parent-style-name="Text_20_body">
      <style:paragraph-properties fo:margin-left="0in" fo:margin-right="0in" fo:orphans="2" fo:widows="2" fo:text-indent="0in" style:auto-text-indent="false"/>
    </style:style>
    <style:style style:name="T1" style:family="text">
      <style:text-properties officeooo:rsid="000b2133"/>
    </style:style>
    <style:style style:name="T2" style:family="text">
      <style:text-properties officeooo:rsid="000bd645"/>
    </style:style>
    <style:style style:name="T3" style:family="text">
      <style:text-properties fo:font-variant="normal" fo:text-transform="none" fo:color="#7f888f" loext:opacity="100%" style:font-name="open sans" fo:font-size="10.5pt" fo:letter-spacing="normal" fo:font-style="normal" fo:font-weight="normal"/>
    </style:style>
    <style:style style:name="T4" style:family="text">
      <style:text-properties fo:font-variant="normal" fo:text-transform="none" fo:color="#7f888f" loext:opacity="100%" style:font-name="open sans" fo:font-size="10.5pt" fo:letter-spacing="normal" fo:font-style="normal" fo:font-weight="normal" loext:padding="0in" loext:border="none"/>
    </style:style>
    <style:style style:name="T5" style:family="text">
      <style:text-properties fo:font-variant="normal" fo:text-transform="none" fo:color="#7f888f" loext:opacity="100%" fo:letter-spacing="normal"/>
    </style:style>
    <style:style style:name="T6" style:family="text">
      <style:text-properties fo:font-variant="normal" fo:text-transform="none" fo:color="#7f888f" loext:opacity="100%" style:font-name="inherit" fo:font-size="10.5pt" fo:letter-spacing="normal" fo:font-style="italic" fo:font-weight="normal" loext:padding="0in" loext:border="none"/>
    </style:style>
    <style:style style:name="T7" style:family="text">
      <style:text-properties fo:font-variant="normal" fo:text-transform="none" fo:color="#f56a6a" loext:opacity="100%" style:text-line-through-style="none" style:text-line-through-type="none" style:font-name="open sans" fo:font-size="10.5pt" fo:letter-spacing="normal" fo:font-style="normal" style:text-underline-style="none" fo:font-weight="normal" style:text-blinking="false" loext:padding="0in" loext:border="none"/>
    </style:style>
    <style:style style:name="T8" style:family="text">
      <style:text-properties fo:font-variant="normal" fo:text-transform="none" fo:color="#3d4449" loext:opacity="100%" style:font-name="open sans" fo:font-size="10.5pt" fo:letter-spacing="normal" fo:font-style="normal" fo:font-weight="bold" loext:padding="0in" loext:border="none"/>
    </style:style>
    <style:style style:name="T9" style:family="text">
      <style:text-properties fo:font-variant="normal" fo:text-transform="none" fo:color="#202122" loext:opacity="100%" style:font-name="sans-serif" fo:font-size="10.5pt" fo:letter-spacing="normal" fo:font-style="normal" fo:font-weight="normal"/>
    </style:style>
    <style:style style:name="T10" style:family="text">
      <style:text-properties fo:font-variant="normal" fo:text-transform="none" fo:color="#202122" loext:opacity="100%" fo:letter-spacing="normal"/>
    </style:style>
    <style:style style:name="T11" style:family="text">
      <style:text-properties fo:font-variant="normal" fo:text-transform="none" fo:color="#0645ad" loext:opacity="100%" style:text-line-through-style="none" style:text-line-through-type="none" style:font-name="sans-serif" fo:font-size="10.5pt" fo:letter-spacing="normal" fo:font-style="normal" style:text-underline-style="none" fo:font-weight="normal" style:text-blinking="false"/>
    </style:style>
    <style:style style:name="T12" style:family="text">
      <style:text-properties fo:font-variant="normal" fo:text-transform="none" fo:color="#0645ad" loext:opacity="10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13" style:family="text">
      <style:text-properties fo:font-variant="normal" fo:text-transform="none" fo:color="#0645ad" loext:opacity="100%" style:text-line-through-style="none" style:text-line-through-type="none" style:font-name="sans-serif" fo:font-size="12pt" fo:letter-spacing="normal" fo:font-style="normal" style:text-underline-style="none" fo:font-weight="normal" style:text-blinking="false"/>
    </style:style>
    <style:style style:name="T14" style:family="text">
      <style:text-properties fo:font-variant="normal" fo:text-transform="none" fo:color="#0645ad" loext:opacity="100%" style:text-line-through-style="none" style:text-line-through-type="none" style:font-name="sans-serif" fo:font-size="8.25pt" fo:letter-spacing="normal" fo:font-style="normal" style:text-underline-style="none" fo:font-weight="normal" style:text-blinking="false"/>
    </style:style>
    <style:style style:name="T15" style:family="text">
      <style:text-properties fo:font-variant="normal" fo:text-transform="none" fo:color="#000000" loext:opacity="100%" style:font-name="sans-serif" fo:letter-spacing="normal" fo:font-style="normal" fo:font-weight="normal"/>
    </style:style>
    <style:style style:name="T16" style:family="text">
      <style:text-properties fo:font-variant="normal" fo:text-transform="none" fo:color="#54595d" loext:opacity="100%" style:font-name="sans-serif" fo:font-size="12pt" fo:letter-spacing="normal" fo:font-style="normal" fo:font-weight="normal"/>
    </style:style>
    <style:style style:name="T17" style:family="text">
      <style:text-properties fo:color="#7f888f" loext:opacity="100%" style:font-name="open sans" fo:font-size="10.5pt" fo:letter-spacing="normal" fo:font-style="italic" fo:font-weight="normal" loext:padding="0in" loext:border="none"/>
    </style:style>
    <style:style style:name="T18" style:family="text">
      <style:text-properties officeooo:rsid="000f0c8f"/>
    </style:style>
    <style:style style:name="T19" style:family="text">
      <style:text-properties style:font-name="Garamond" fo:language="el" fo:country="GR" fo:font-style="normal" fo:font-weight="normal" officeooo:rsid="019b5318" style:font-style-asian="normal" style:font-weight-asian="normal" style:font-style-complex="normal" style:font-weight-complex="normal"/>
    </style:style>
    <style:style style:name="T20" style:family="text">
      <style:text-properties officeooo:rsid="0010fbf3"/>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Subroutines, Functions, and Procedures.</text:h>
      <text:p text:style-name="P12"/>
      <text:p text:style-name="P12"><text:span text:style-name="T2">Sub</text:span><text:span text:style-name="T1">routines, functions and procedures are collectively known as routines. <text:s/>Routines are a block of code that has a beginning, a middle and an end. <text:s text:c="2"/></text:span><text:span text:style-name="T2">A routine is a block of code which may be called at any time. This code may need to be executed multiple times, and routines provide an invaluable means to simplify writing code. This is done by replacing these blocks of code with a single call. A routine also allows a user to extend the FreeBASIC language to provide custom commands. Many of the functions built into FreeBASIC are merely subroutines or functions that are part of a "runtime library".</text:span></text:p>
      <text:p text:style-name="Standard"/>
      <text:p text:style-name="P3">When it comes to why we use routines, there are several reasons. <text:s/>Here are a few examples. </text:p>
      <text:p text:style-name="P3"/>
      <text:list xml:id="list103756115" text:style-name="L2">
        <text:list-item>
          <text:p text:style-name="P4">It reduces redundancy.</text:p>
        </text:list-item>
        <text:list-item>
          <text:p text:style-name="P4">It enables and encourages <text:span text:style-name="T2">code </text:span>reuse. </text:p>
        </text:list-item>
        <text:list-item>
          <text:p text:style-name="P4">It improves the readability of the program.</text:p>
        </text:list-item>
        <text:list-item>
          <text:p text:style-name="P4">It improves the maintainability of the program.</text:p>
        </text:list-item>
        <text:list-item>
          <text:p text:style-name="P4">It makes it easy to extend <text:span text:style-name="T2">the </text:span>program</text:p>
        </text:list-item>
      </text:list>
      <text:p text:style-name="Standard"/>
      <text:p text:style-name="P11">In this chapter we will be covering two of the most common routine types. <text:s/>These are Subroutines and Functions. <text:s text:c="2"/>The third type procedures will be covered in a latter chapter on programming with objects.</text:p>
      <text:p text:style-name="P5"/>
      <text:p text:style-name="P10">Subroutines, and Functions</text:p>
      <text:p text:style-name="P10"/>
      <text:p text:style-name="P13">First lets take a dive into how routines are defined. <text:s text:c="2"/>When defining subroutines or functions, the outline is almost the same. <text:s/>There is only one difference. Functions return a value were Subroutines do not. <text:s/>Now lets look at how a routine is defined. </text:p>
      <text:p text:style-name="P10"/>
      <text:p text:style-name="P13">Here is how a function is defined</text:p>
      <text:p text:style-name="P10"/>
      <table:table table:name="Functiondef" table:style-name="Functiondef">
        <table:table-column table:style-name="Functiondef.A"/>
        <table:table-column table:style-name="Functiondef.B"/>
        <table:table-row table:style-name="TableLine1564048999280">
          <table:table-cell table:style-name="Functiondef.A1" office:value-type="string">
            <text:p text:style-name="P20"/>
          </table:table-cell>
          <table:table-cell table:style-name="Functiondef.A1" office:value-type="string">
            <text:p text:style-name="P7"><text:line-break/><text:span text:style-name="T3">[</text:span><text:a xlink:type="simple" xlink:href="https://documentation.help/FreeBASIC/KeyPgPublic.html" text:style-name="Internet_20_link" text:visited-style-name="Visited_20_Internet_20_Link"><text:span text:style-name="T7">Public</text:span></text:a><text:span text:style-name="T3">|</text:span><text:a xlink:type="simple" xlink:href="https://documentation.help/FreeBASIC/KeyPgPrivate.html" text:style-name="Internet_20_link" text:visited-style-name="Visited_20_Internet_20_Link"><text:span text:style-name="T7">Private</text:span></text:a><text:span text:style-name="T3">] </text:span><text:span text:style-name="T8">Function</text:span><text:span text:style-name="T5"> </text:span><text:span text:style-name="T17">identifier</text:span><text:span text:style-name="T5"> </text:span><text:span text:style-name="T3">[</text:span><text:a xlink:type="simple" xlink:href="https://documentation.help/FreeBASIC/KeyPgCdecl.html" text:style-name="Internet_20_link" text:visited-style-name="Visited_20_Internet_20_Link"><text:span text:style-name="T7">cdecl</text:span></text:a><text:span text:style-name="T3">|</text:span><text:a xlink:type="simple" xlink:href="https://documentation.help/FreeBASIC/KeyPgPascal.html" text:style-name="Internet_20_link" text:visited-style-name="Visited_20_Internet_20_Link"><text:span text:style-name="T7">pascal</text:span></text:a><text:span text:style-name="T3">|</text:span><text:a xlink:type="simple" xlink:href="https://documentation.help/FreeBASIC/KeyPgStdcall.html" text:style-name="Internet_20_link" text:visited-style-name="Visited_20_Internet_20_Link"><text:span text:style-name="T7">stdcall</text:span></text:a><text:span text:style-name="T3">] [</text:span><text:a xlink:type="simple" xlink:href="https://documentation.help/FreeBASIC/KeyPgOverload.html" text:style-name="Internet_20_link" text:visited-style-name="Visited_20_Internet_20_Link"><text:span text:style-name="T7">Overload</text:span></text:a><text:span text:style-name="T3">] [</text:span><text:a xlink:type="simple" xlink:href="https://documentation.help/FreeBASIC/KeyPgAlias.html" text:style-name="Internet_20_link" text:visited-style-name="Visited_20_Internet_20_Link"><text:span text:style-name="T7">Alias</text:span></text:a><text:span text:style-name="T5"> </text:span><text:span text:style-name="T17">external_identifier</text:span><text:span text:style-name="T3">] [([</text:span><text:span text:style-name="T17">parameter_list</text:span><text:span text:style-name="T3">])] [</text:span><text:a xlink:type="simple" xlink:href="https://documentation.help/FreeBASIC/KeyPgAs.html" text:style-name="Internet_20_link" text:visited-style-name="Visited_20_Internet_20_Link"><text:span text:style-name="T7">As</text:span></text:a><text:span text:style-name="T5"> </text:span><text:span text:style-name="T17">return_type</text:span><text:span text:style-name="T3">] [</text:span><text:a xlink:type="simple" xlink:href="https://documentation.help/FreeBASIC/KeyPgStatic.html" text:style-name="Internet_20_link" text:visited-style-name="Visited_20_Internet_20_Link"><text:span text:style-name="T7">Static</text:span></text:a><text:span text:style-name="T3">] [</text:span><text:a xlink:type="simple" xlink:href="https://documentation.help/FreeBASIC/KeyPgExport.html" text:style-name="Internet_20_link" text:visited-style-name="Visited_20_Internet_20_Link"><text:span text:style-name="T7">Export</text:span></text:a><text:span text:style-name="T3">]</text:span></text:p>
            <text:p text:style-name="P6"><text:span text:style-name="T6">statements</text:span><text:span text:style-name="T4"><text:line-break/>...<text:line-break/>{ {</text:span><text:a xlink:type="simple" xlink:href="https://documentation.help/FreeBASIC/KeyPgReturn.html" text:style-name="Internet_20_link" text:visited-style-name="Visited_20_Internet_20_Link"><text:span text:style-name="T7">Return</text:span></text:a><text:span text:style-name="T4"> [</text:span><text:span text:style-name="T6">return_value</text:span><text:span text:style-name="T4">]}|{Function = </text:span><text:span text:style-name="T6">return_value</text:span><text:span text:style-name="T4">}|{</text:span><text:span text:style-name="T6">identifier</text:span><text:span text:style-name="T4"> = </text:span><text:span text:style-name="T6">return_value</text:span><text:span text:style-name="T4">} }<text:line-break/>...</text:span></text:p>
            <text:p text:style-name="P6"><text:a xlink:type="simple" xlink:href="https://documentation.help/FreeBASIC/KeyPgEndblock.html" text:style-name="Internet_20_link" text:visited-style-name="Visited_20_Internet_20_Link"><text:span text:style-name="T7">End</text:span></text:a><text:span text:style-name="T5"> </text:span><text:span text:style-name="T3">Function</text:span> </text:p>
          </table:table-cell>
        </table:table-row>
      </table:table>
      <text:p text:style-name="P10"/>
      <text:p text:style-name="P13">Here is how a subroutine is defined.</text:p>
      <text:p text:style-name="P13"/>
      <table:table table:name="Table1" table:style-name="Table1">
        <table:table-column table:style-name="Table1.A"/>
        <table:table-column table:style-name="Table1.B"/>
        <table:table-row table:style-name="TableLine1564049016272">
          <table:table-cell table:style-name="Table1.A1" office:value-type="string">
            <text:p text:style-name="P20"/>
          </table:table-cell>
          <table:table-cell table:style-name="Table1.A1" office:value-type="string">
            <text:p text:style-name="P7"><text:span text:style-name="T3">[</text:span><text:a xlink:type="simple" xlink:href="https://documentation.help/FreeBASIC/KeyPgPublic.html" text:style-name="Internet_20_link" text:visited-style-name="Visited_20_Internet_20_Link"><text:span text:style-name="T7">Public</text:span></text:a><text:span text:style-name="T3">|</text:span><text:a xlink:type="simple" xlink:href="https://documentation.help/FreeBASIC/KeyPgPrivate.html" text:style-name="Internet_20_link" text:visited-style-name="Visited_20_Internet_20_Link"><text:span text:style-name="T7">Private</text:span></text:a><text:span text:style-name="T3">] </text:span><text:span text:style-name="T8">Sub</text:span><text:span text:style-name="T5"> </text:span><text:span text:style-name="T17">identifier</text:span><text:span text:style-name="T5"> </text:span><text:span text:style-name="T3">[</text:span><text:a xlink:type="simple" xlink:href="https://documentation.help/FreeBASIC/KeyPgCdecl.html" text:style-name="Internet_20_link" text:visited-style-name="Visited_20_Internet_20_Link"><text:span text:style-name="T7">cdecl</text:span></text:a><text:span text:style-name="T3">|</text:span><text:a xlink:type="simple" xlink:href="https://documentation.help/FreeBASIC/KeyPgPascal.html" text:style-name="Internet_20_link" text:visited-style-name="Visited_20_Internet_20_Link"><text:span text:style-name="T7">pascal</text:span></text:a><text:span text:style-name="T3">|</text:span><text:a xlink:type="simple" xlink:href="https://documentation.help/FreeBASIC/KeyPgStdcall.html" text:style-name="Internet_20_link" text:visited-style-name="Visited_20_Internet_20_Link"><text:span text:style-name="T7">stdcall</text:span></text:a><text:span text:style-name="T3">] [</text:span><text:a xlink:type="simple" xlink:href="https://documentation.help/FreeBASIC/KeyPgOverload.html" text:style-name="Internet_20_link" text:visited-style-name="Visited_20_Internet_20_Link"><text:span text:style-name="T7">Overload</text:span></text:a><text:span text:style-name="T3">] [</text:span><text:a xlink:type="simple" xlink:href="https://documentation.help/FreeBASIC/KeyPgAlias.html" text:style-name="Internet_20_link" text:visited-style-name="Visited_20_Internet_20_Link"><text:span text:style-name="T7">Alias</text:span></text:a><text:span text:style-name="T5"> </text:span><text:span text:style-name="T17">external_identifier</text:span><text:span text:style-name="T3">] [( [</text:span><text:span text:style-name="T17">parameter_list</text:span><text:span text:style-name="T3">] )] [</text:span><text:a xlink:type="simple" xlink:href="https://documentation.help/FreeBASIC/KeyPgStatic.html" text:style-name="Internet_20_link" text:visited-style-name="Visited_20_Internet_20_Link"><text:span text:style-name="T7">Static</text:span></text:a><text:span text:style-name="T3">] [</text:span><text:a xlink:type="simple" xlink:href="https://documentation.help/FreeBASIC/KeyPgExport.html" text:style-name="Internet_20_link" text:visited-style-name="Visited_20_Internet_20_Link"><text:span text:style-name="T7">Export</text:span></text:a><text:span text:style-name="T3">]</text:span></text:p>
            <text:p text:style-name="P6"><text:span text:style-name="T6">statements</text:span><text:span text:style-name="T4"><text:line-break/>...<text:line-break/>[</text:span><text:a xlink:type="simple" xlink:href="https://documentation.help/FreeBASIC/KeyPgReturn.html" text:style-name="Internet_20_link" text:visited-style-name="Visited_20_Internet_20_Link"><text:span text:style-name="T7">Return</text:span></text:a><text:span text:style-name="T4">]<text:line-break/>...</text:span></text:p>
            <text:p text:style-name="P6"><text:a xlink:type="simple" xlink:href="https://documentation.help/FreeBASIC/KeyPgEndblock.html" text:style-name="Internet_20_link" text:visited-style-name="Visited_20_Internet_20_Link"><text:span text:style-name="T7">End</text:span></text:a><text:span text:style-name="T5"> </text:span><text:span text:style-name="T3">Sub</text:span> </text:p>
          </table:table-cell>
        </table:table-row>
      </table:table>
      <text:p text:style-name="P13"/>
      <text:p text:style-name="P14"><text:soft-page-break/>If you look closely you will see only two differences. <text:s/>The first is the Identifier used. <text:s/>Functions use the keyword function and subroutines use the keyword sub. <text:s/>The other difference is that functions return a value and Subroutines <text:s/>do not. <text:s/></text:p>
      <text:p text:style-name="P14"/>
      <text:p text:style-name="P14">In this chapter we will be going over some of the basic parts of routines. <text:s/>The parts that we will not be covering are as follows</text:p>
      <text:p text:style-name="P14"/>
      <text:p text:style-name="P14"/>
      <table:table table:name="Table2" table:style-name="Table2">
        <table:table-column table:style-name="Table2.A"/>
        <table:table-column table:style-name="Table2.B"/>
        <table:table-row table:style-name="TableLine1564048998704">
          <table:table-cell table:style-name="Table2.A1" office:value-type="string">
            <text:list xml:id="list1499779684" text:style-name="L3">
              <text:list-item>
                <text:p text:style-name="P16">public|private keywords</text:p>
              </text:list-item>
              <text:list-item>
                <text:p text:style-name="P16">Alias <text:s/>Keyword</text:p>
              </text:list-item>
              <text:list-item>
                <text:p text:style-name="P16">Static keyword <text:s/></text:p>
              </text:list-item>
              <text:list-item>
                <text:p text:style-name="P16">export keyword.</text:p>
              </text:list-item>
            </text:list>
          </table:table-cell>
          <table:table-cell table:style-name="Table2.A1" office:value-type="string">
            <text:p text:style-name="P15">Will be covered in the chapter on <text:s/><text:span text:style-name="T2">programming with objects.</text:span></text:p>
            <text:p text:style-name="P15">Is beyond the scope of this document. </text:p>
            <text:p text:style-name="P15">Will be covered in the chapter on Scope </text:p>
            <text:p text:style-name="P15">Is beyond the scope of this document. </text:p>
          </table:table-cell>
        </table:table-row>
      </table:table>
      <text:p text:style-name="P14"/>
      <text:p text:style-name="P17">Parts of <text:s/>routines.</text:p>
      <text:p text:style-name="P17"/>
      <text:p text:style-name="P17"/>
      <text:p text:style-name="P17">Sub and function keywords</text:p>
      <text:p text:style-name="P17"/>
      <text:p text:style-name="P17">Calling Convention</text:p>
      <text:h text:style-name="P1" text:outline-level="3"><text:bookmark text:name="cdecl"/>cdecl</text:h>
      <text:p text:style-name="P17"/>
      <text:p text:style-name="P17"><text:span text:style-name="T9">In the context of the C programming language, function arguments are pushed on the stack in the right-to-left order, i.e. the last argument is pushed first.</text:span> </text:p>
      <text:p text:style-name="P17"/>
      <text:p text:style-name="P19">Pascal</text:p>
      <text:p text:style-name="P19"><text:span text:style-name="T9">This calling convention was common in the following 16-bit APIs: </text:span><text:a xlink:type="simple" xlink:href="https://en.wikipedia.org/wiki/OS/2" text:style-name="Internet_20_link" text:visited-style-name="Visited_20_Internet_20_Link"><text:span text:style-name="T12">OS/2</text:span></text:a><text:span text:style-name="T10"> </text:span><text:span text:style-name="T9">1.x, </text:span><text:a xlink:type="simple" xlink:href="https://en.wikipedia.org/wiki/Microsoft_Windows" text:style-name="Internet_20_link" text:visited-style-name="Visited_20_Internet_20_Link"><text:span text:style-name="T12">Microsoft Windows</text:span></text:a><text:span text:style-name="T10"> </text:span><text:span text:style-name="T9">3.x, and </text:span><text:a xlink:type="simple" xlink:href="https://en.wikipedia.org/wiki/Borland_Delphi" text:style-name="Internet_20_link" text:visited-style-name="Visited_20_Internet_20_Link"><text:span text:style-name="T12">Borland Delphi</text:span></text:a><text:span text:style-name="T10"> </text:span><text:span text:style-name="T9">version 1.x. Modern versions of the Windows API use </text:span><text:a xlink:type="simple" xlink:href="https://en.wikipedia.org/wiki/Stdcall" text:style-name="Internet_20_link" text:visited-style-name="Visited_20_Internet_20_Link"><text:span text:style-name="T12">stdcall</text:span></text:a><text:span text:style-name="T9">, which still has the callee restoring the stack as in the Pascal convention, but the parameters are now pushed right to left.</text:span> </text:p>
      <text:p text:style-name="P17"/>
      <text:h text:style-name="P2" text:outline-level="3"><text:bookmark text:name="stdcall"/><text:span text:style-name="T15">stdcall</text:span></text:h>
      <text:p text:style-name="P21"><text:span text:style-name="T9">The stdcall</text:span><text:bookmark text:name="cite_ref-5"/><text:a xlink:type="simple" xlink:href="https://en.wikipedia.org/wiki/X86_calling_conventions#cite_note-5" text:style-name="Internet_20_link" text:visited-style-name="Visited_20_Internet_20_Link"><text:span text:style-name="T14">[5]</text:span></text:a><text:span text:style-name="T9"> calling convention is a variation on the Pascal calling convention in which the callee is responsible for cleaning up the stack, but the parameters are pushed onto the stack in right-to-left order,</text:span></text:p>
      <text:p text:style-name="P22"><text:span text:style-name="T9">stdcall is the standard calling convention for the Microsoft </text:span><text:a xlink:type="simple" xlink:href="https://en.wikipedia.org/wiki/Win32" text:style-name="Internet_20_link" text:visited-style-name="Visited_20_Internet_20_Link"><text:span text:style-name="T11">Win32</text:span></text:a><text:span text:style-name="T9"> </text:span><text:a xlink:type="simple" xlink:href="https://en.wikipedia.org/wiki/API" text:style-name="Internet_20_link" text:visited-style-name="Visited_20_Internet_20_Link"><text:span text:style-name="T11">API</text:span></text:a><text:span text:style-name="T9"> and for </text:span><text:a xlink:type="simple" xlink:href="https://en.wikipedia.org/wiki/Watcom_C/C%2B%2B" text:style-name="Internet_20_link" text:visited-style-name="Visited_20_Internet_20_Link"><text:span text:style-name="T11">Open Watcom C++</text:span></text:a><text:span text:style-name="T9">.</text:span></text:p>
      <text:p text:style-name="P17"/>
      <text:p text:style-name="P17"/>
      <text:p text:style-name="P17"/>
      <text:p text:style-name="P17">Overloading </text:p>
      <text:p text:style-name="P17"/>
      <text:p text:style-name="P17"><text:s text:c="2"/>Overloading is when you have <text:s/>many routines with the same name but different arguments. <text:s/><text:span text:style-name="T18">Here is an example.</text:span></text:p>
      <text:p text:style-name="P17"/>
      <text:p text:style-name="P9"><text:span text:style-name="Teletype"><text:span text:style-name="T19">Function AddNumbers(a As Integer, b As Integer) As Integer</text:span></text:span></text:p>
      <text:p text:style-name="P9"><text:span text:style-name="Teletype"><text:span text:style-name="T19">Function AddNumbers(a As Single, b As Single) As Single</text:span></text:span></text:p>
      <text:p text:style-name="P8"><text:span text:style-name="Teletype"><text:span text:style-name="T19">Function AddNumbers(a As Double, b As Double) As Double</text:span></text:span></text:p>
      <text:p text:style-name="P18">Sub <text:span text:style-name="Teletype"><text:span text:style-name="T19">AddNumbers</text:span></text:span>( a as string, b as string)</text:p>
      <text:p text:style-name="P18"><text:soft-page-break/></text:p>
      <text:p text:style-name="P18">Each of these routines add two numbers together. <text:s text:c="2"/>They just use different datatypes,</text:p>
      <text:p text:style-name="P17"/>
      <text:p text:style-name="P17">Parameter list</text:p>
      <text:p text:style-name="P17"/>
      <text:p text:style-name="P17">Byref and Byval</text:p>
      <text:p text:style-name="P17"/>
      <text:p text:style-name="P17">Statc</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ejaVu Sans" svg:font-family="'DejaVu Sans'" style:font-family-generic="modern" style:font-pitch="fixed"/>
    <style:font-face style:name="DejaVu Sans Mono" svg:font-family="'DejaVu Sans Mono'" style:font-family-generic="modern" style:font-pitch="fixed"/>
    <style:font-face style:name="Garamond" svg:font-family="Garamond"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inherit" svg:font-family="inherit"/>
    <style:font-face style:name="open sans" svg:font-family="'open sans', sans-serif"/>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tandard_20__28_user_29_" style:display-name="Standard (user)" style:family="paragraph">
      <style:paragraph-properties fo:margin-top="0in" fo:margin-bottom="0in"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family="'DejaVu Sans Mono'" style:font-family-generic="modern" style:font-pitch="fixed" style:font-name-asian="DejaVu Sans" style:font-family-asian="'DejaVu Sans'"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21">
      <number:number number:decimal-places="0" number:min-decimal-places="0" number:min-integer-digits="0">
        <number:embedded-text number:position="1">-</number:embedded-text>
      </number:number>
    </number:number-style>
    <number:number-style style:name="N122">
      <number:fraction number:min-integer-digits="0" number:min-numerator-digits="1" loext:max-numerator-digits="1" number:min-denominator-digits="1" number:max-denominator-value="9"/>
    </number:number-styl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14T03:48:04.836000000</meta:creation-date>
    <dc:date>2022-09-14T05:55:22.082000000</dc:date>
    <meta:editing-duration>PT8M36S</meta:editing-duration>
    <meta:editing-cycles>1</meta:editing-cycles>
    <meta:document-statistic meta:table-count="3" meta:image-count="0" meta:object-count="0" meta:page-count="3" meta:paragraph-count="49" meta:word-count="619" meta:character-count="3831" meta:non-whitespace-character-count="3229"/>
    <meta:generator>LibreOffice/7.3.2.2$Windows_X86_64 LibreOffice_project/49f2b1bff42cfccbd8f788c8dc32c1c309559be0</meta:generator>
  </office:meta>
</office:document-meta>
</file>